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016in" table:align="left"/>
    </style:style>
    <style:style style:name="Table1.A" style:family="table-column">
      <style:table-column-properties style:column-width="0.7438in"/>
    </style:style>
    <style:style style:name="Table1.B" style:family="table-column">
      <style:table-column-properties style:column-width="1.2722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1.6667in" table:align="left"/>
    </style:style>
    <style:style style:name="Table3.A" style:family="table-column">
      <style:table-column-properties style:column-width="0.7438in"/>
    </style:style>
    <style:style style:name="Table3.B" style:family="table-column">
      <style:table-column-properties style:column-width="0.922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1875in" table:align="left"/>
    </style:style>
    <style:style style:name="Table4.A" style:family="table-column">
      <style:table-column-properties style:column-width="0.7438in"/>
    </style:style>
    <style:style style:name="Table4.B" style:family="table-column">
      <style:table-column-properties style:column-width="1.4438in"/>
    </style:style>
    <style:style style:name="Table4.A1" style:family="table-cell">
      <style:table-cell-properties style:vertical-align="middle" fo:padding="0.0194in" fo:border="none"/>
    </style:style>
    <style:style style:name="Table2" style:family="table">
      <style:table-properties style:width="2.2in" table:align="left"/>
    </style:style>
    <style:style style:name="Table2.A" style:family="table-column">
      <style:table-column-properties style:column-width="0.7438in"/>
    </style:style>
    <style:style style:name="Table2.B" style:family="table-column">
      <style:table-column-properties style:column-width="1.456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Heading_20_1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Heading_20_2"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 style:parent-style-name="Heading_20_2">
      <style:text-properties fo:font-size="10pt" style:font-size-asian="10pt" style:font-size-complex="10pt"/>
    </style:style>
    <style:style style:name="P6" style:family="paragraph" style:parent-style-name="Preformatted_20_Text">
      <style:text-properties fo:font-size="8pt" style:font-size-asian="8pt" style:font-size-complex="8pt"/>
    </style:style>
    <style:style style:name="P7" style:family="paragraph" style:parent-style-name="Preformatted_20_Text">
      <style:text-properties fo:font-size="8pt" officeooo:paragraph-rsid="0014bb51" style:font-size-asian="8pt" style:font-size-complex="8pt"/>
    </style:style>
    <style:style style:name="P8" style:family="paragraph" style:parent-style-name="Preformatted_20_Text">
      <style:text-properties fo:font-size="8pt" officeooo:paragraph-rsid="00187edf" style:font-size-asian="8pt" style:font-size-complex="8pt"/>
    </style:style>
    <style:style style:name="P9" style:family="paragraph" style:parent-style-name="Preformatted_20_Text">
      <style:text-properties fo:font-size="8pt" officeooo:paragraph-rsid="001b1c1a" style:font-size-asian="8pt" style:font-size-complex="8pt"/>
    </style:style>
    <style:style style:name="P10" style:family="paragraph" style:parent-style-name="Preformatted_20_Text">
      <style:paragraph-properties fo:margin-top="0in" fo:margin-bottom="0.1965in" loext:contextual-spacing="false"/>
    </style:style>
    <style:style style:name="P11" style:family="paragraph" style:parent-style-name="Preformatted_20_Text">
      <style:paragraph-properties fo:margin-top="0in" fo:margin-bottom="0.1965in" loext:contextual-spacing="false"/>
      <style:text-properties fo:font-size="8pt" style:font-size-asian="8pt" style:font-size-complex="8pt"/>
    </style:style>
    <style:style style:name="P12" style:family="paragraph" style:parent-style-name="Heading_20_3">
      <style:text-properties fo:font-size="9pt" style:font-size-asian="9pt" style:font-size-complex="9pt"/>
    </style:style>
    <style:style style:name="P13" style:family="paragraph" style:parent-style-name="Table_20_Contents">
      <style:text-properties fo:font-size="9pt" style:font-size-asian="9pt" style:font-size-complex="9pt"/>
    </style:style>
    <style:style style:name="P14" style:family="paragraph" style:parent-style-name="Table_20_Heading">
      <style:text-properties fo:font-size="9pt" style:font-size-asian="9pt" style:font-size-complex="9pt"/>
    </style:style>
    <style:style style:name="P15" style:family="paragraph" style:parent-style-name="Text_20_body" style:list-style-name="L1">
      <style:text-properties fo:font-size="9pt" style:font-size-asian="9pt" style:font-size-complex="9pt"/>
    </style:style>
    <style:style style:name="P16" style:family="paragraph" style:parent-style-name="Text_20_body" style:list-style-name="L4">
      <style:text-properties fo:font-size="9pt" style:font-size-asian="9pt" style:font-size-complex="9pt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>
      <style:text-properties officeooo:rsid="0029db2d" officeooo:paragraph-rsid="0029db2d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size="9pt" style:font-size-asian="9pt" style:font-size-complex="9pt"/>
    </style:style>
    <style:style style:name="P20" style:family="paragraph" style:parent-style-name="Text_20_body" style:list-style-name="L4">
      <style:paragraph-properties fo:margin-top="0in" fo:margin-bottom="0in" loext:contextual-spacing="false"/>
      <style:text-properties fo:font-size="9pt" style:font-size-asian="9pt" style:font-size-complex="9pt"/>
    </style:style>
    <style:style style:name="P21" style:family="paragraph" style:parent-style-name="Text_20_body" style:list-style-name="L1">
      <style:paragraph-properties fo:margin-top="0in" fo:margin-bottom="0in" loext:contextual-spacing="false"/>
    </style:style>
    <style:style style:name="P22" style:family="paragraph" style:parent-style-name="Text_20_body" style:list-style-name="L4">
      <style:paragraph-properties fo:margin-top="0in" fo:margin-bottom="0in" loext:contextual-spacing="false"/>
    </style:style>
    <style:style style:name="P23" style:family="paragraph" style:parent-style-name="Heading_20_2">
      <style:text-properties fo:font-size="9pt" style:font-size-asian="9pt" style:font-size-complex="9pt"/>
    </style:style>
    <style:style style:name="P24" style:family="paragraph" style:parent-style-name="Heading_20_2">
      <style:text-properties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Heading_20_2">
      <style:paragraph-properties fo:break-before="column"/>
    </style:style>
    <style:style style:name="P26" style:family="paragraph" style:parent-style-name="Heading_20_2">
      <style:paragraph-properties fo:break-before="column"/>
      <style:text-properties fo:font-size="10pt" style:text-underline-style="solid" style:text-underline-width="auto" style:text-underline-color="font-color" officeooo:paragraph-rsid="0024afdb" style:font-size-asian="10pt" style:font-size-complex="10pt"/>
    </style:style>
    <style:style style:name="P27" style:family="paragraph" style:parent-style-name="Heading_20_2">
      <style:paragraph-properties fo:break-before="column"/>
      <style:text-properties fo:font-size="10pt" style:font-size-asian="10pt" style:font-size-complex="10pt"/>
    </style:style>
    <style:style style:name="P28" style:family="paragraph" style:parent-style-name="Heading_20_2">
      <style:paragraph-properties fo:break-before="column"/>
      <style:text-properties fo:font-size="10pt" officeooo:paragraph-rsid="00282832" style:font-size-asian="10pt" style:font-size-complex="10pt"/>
    </style:style>
    <style:style style:name="P29" style:family="paragraph" style:parent-style-name="Heading_20_2">
      <style:paragraph-properties fo:margin-top="0in" fo:margin-bottom="0.1965in" loext:contextual-spacing="false" fo:break-before="column"/>
      <style:text-properties fo:font-size="10pt" officeooo:paragraph-rsid="0024afdb" style:font-size-asian="10pt" style:font-size-complex="10pt"/>
    </style:style>
    <style:style style:name="P30" style:family="paragraph" style:parent-style-name="Heading_20_2">
      <style:paragraph-properties fo:margin-top="0in" fo:margin-bottom="0.1965in" loext:contextual-spacing="false" fo:break-before="column"/>
      <style:text-properties fo:font-size="10pt" style:text-underline-style="solid" style:text-underline-width="auto" style:text-underline-color="font-color" officeooo:paragraph-rsid="0024afdb" style:font-size-asian="10pt" style:font-size-complex="10pt"/>
    </style:style>
    <style:style style:name="P31" style:family="paragraph" style:parent-style-name="Preformatted_20_Text">
      <style:text-properties fo:font-size="8pt" style:font-size-asian="8pt" style:font-size-complex="8pt"/>
    </style:style>
    <style:style style:name="P32" style:family="paragraph" style:parent-style-name="Preformatted_20_Text" style:list-style-name="L3">
      <style:text-properties fo:font-size="8pt" style:font-size-asian="8pt" style:font-size-complex="8pt"/>
    </style:style>
    <style:style style:name="P33" style:family="paragraph" style:parent-style-name="Preformatted_20_Text">
      <style:text-properties fo:font-size="8pt" officeooo:paragraph-rsid="002187fb" style:font-size-asian="8pt" style:font-size-complex="8pt"/>
    </style:style>
    <style:style style:name="P34" style:family="paragraph" style:parent-style-name="Preformatted_20_Text">
      <style:text-properties fo:font-size="8pt" officeooo:paragraph-rsid="0024afdb" style:font-size-asian="8pt" style:font-size-complex="8pt"/>
    </style:style>
    <style:style style:name="P35" style:family="paragraph" style:parent-style-name="Preformatted_20_Text">
      <style:paragraph-properties fo:line-height="100%"/>
      <style:text-properties fo:font-size="8pt" style:font-size-asian="8pt" style:font-size-complex="8pt"/>
    </style:style>
    <style:style style:name="P36" style:family="paragraph" style:parent-style-name="Preformatted_20_Text">
      <style:text-properties fo:color="#801900" fo:font-size="8pt" style:font-size-asian="8pt" style:font-size-complex="8pt"/>
    </style:style>
    <style:style style:name="P37" style:family="paragraph" style:parent-style-name="Preformatted_20_Text">
      <style:text-properties fo:color="#801900" fo:font-size="8pt" officeooo:paragraph-rsid="0014bb51" style:font-size-asian="8pt" style:font-size-complex="8pt"/>
    </style:style>
    <style:style style:name="P38" style:family="paragraph" style:parent-style-name="Preformatted_20_Text">
      <style:text-properties fo:color="#801900" fo:font-size="8pt" officeooo:paragraph-rsid="00187edf" style:font-size-asian="8pt" style:font-size-complex="8pt"/>
    </style:style>
    <style:style style:name="P39" style:family="paragraph" style:parent-style-name="Preformatted_20_Text">
      <style:text-properties fo:color="#801900" fo:font-size="8pt" officeooo:paragraph-rsid="0020d2c6" style:font-size-asian="8pt" style:font-size-complex="8pt"/>
    </style:style>
    <style:style style:name="P40" style:family="paragraph" style:parent-style-name="Preformatted_20_Text">
      <style:text-properties fo:color="#801900" fo:font-size="8pt" officeooo:paragraph-rsid="002187fb" style:font-size-asian="8pt" style:font-size-complex="8pt"/>
    </style:style>
    <style:style style:name="P41" style:family="paragraph" style:parent-style-name="Preformatted_20_Text">
      <style:text-properties fo:color="#801900" fo:font-size="8pt" officeooo:paragraph-rsid="00279fc0" style:font-size-asian="8pt" style:font-size-complex="8pt"/>
    </style:style>
    <style:style style:name="P42" style:family="paragraph" style:parent-style-name="Preformatted_20_Text">
      <style:text-properties fo:color="#801900" fo:font-size="8pt" fo:font-weight="normal" officeooo:paragraph-rsid="00279fc0" style:font-size-asian="8pt" style:font-weight-asian="normal" style:font-size-complex="8pt" style:font-weight-complex="normal"/>
    </style:style>
    <style:style style:name="P43" style:family="paragraph" style:parent-style-name="Preformatted_20_Text">
      <style:paragraph-properties fo:margin-top="0in" fo:margin-bottom="0.1965in" loext:contextual-spacing="false"/>
      <style:text-properties fo:font-size="8pt" style:font-size-asian="8pt" style:font-size-complex="8pt"/>
    </style:style>
    <style:style style:name="P44" style:family="paragraph" style:parent-style-name="Preformatted_20_Text">
      <style:paragraph-properties fo:margin-top="0in" fo:margin-bottom="0.1965in" loext:contextual-spacing="false" fo:line-height="100%"/>
      <style:text-properties fo:font-size="8pt" style:font-size-asian="8pt" style:font-size-complex="8pt"/>
    </style:style>
    <style:style style:name="P45" style:family="paragraph" style:parent-style-name="Preformatted_20_Text">
      <style:paragraph-properties fo:margin-top="0in" fo:margin-bottom="0.1965in" loext:contextual-spacing="false"/>
      <style:text-properties fo:color="#801900" fo:font-size="8pt" style:font-size-asian="8pt" style:font-size-complex="8pt"/>
    </style:style>
    <style:style style:name="P46" style:family="paragraph" style:parent-style-name="Preformatted_20_Text" style:list-style-name="L3">
      <style:paragraph-properties fo:margin-top="0in" fo:margin-bottom="0.1965in" loext:contextual-spacing="false"/>
      <style:text-properties fo:color="#801900" fo:font-size="8pt" style:font-size-asian="8pt" style:font-size-complex="8pt"/>
    </style:style>
    <style:style style:name="P47" style:family="paragraph" style:parent-style-name="Preformatted_20_Text" style:list-style-name="L3">
      <style:paragraph-properties fo:margin-top="0in" fo:margin-bottom="0.1965in" loext:contextual-spacing="false"/>
      <style:text-properties fo:color="#801900" fo:font-size="8pt" officeooo:paragraph-rsid="0014bb51" style:font-size-asian="8pt" style:font-size-complex="8pt"/>
    </style:style>
    <style:style style:name="P48" style:family="paragraph" style:parent-style-name="Preformatted_20_Text" style:list-style-name="L3">
      <style:paragraph-properties fo:margin-top="0in" fo:margin-bottom="0.1965in" loext:contextual-spacing="false"/>
      <style:text-properties fo:color="#801900" fo:font-size="8pt" officeooo:paragraph-rsid="0024afdb" style:font-size-asian="8pt" style:font-size-complex="8pt"/>
    </style:style>
    <style:style style:name="P49" style:family="paragraph" style:parent-style-name="Heading_20_3">
      <style:text-properties fo:font-size="9pt" style:font-size-asian="9pt" style:font-size-complex="9pt"/>
    </style:style>
    <style:style style:name="P50" style:family="paragraph" style:parent-style-name="Heading_20_3">
      <style:paragraph-properties fo:line-height="100%"/>
      <style:text-properties fo:font-size="9pt" style:font-size-asian="9pt" style:font-size-complex="9pt"/>
    </style:style>
    <style:style style:name="P51" style:family="paragraph" style:parent-style-name="Heading_20_3">
      <style:text-properties fo:font-size="9pt" officeooo:paragraph-rsid="0024afdb" style:font-size-asian="9pt" style:font-size-complex="9pt"/>
    </style:style>
    <style:style style:name="P52" style:family="paragraph" style:parent-style-name="Heading_20_3">
      <style:paragraph-properties fo:line-height="100%" fo:break-before="column"/>
      <style:text-properties fo:font-size="9pt" officeooo:paragraph-rsid="002375d9" style:font-size-asian="9pt" style:font-size-complex="9pt"/>
    </style:style>
    <style:style style:name="P53" style:family="paragraph" style:parent-style-name="Table_20_Contents">
      <style:text-properties fo:font-size="9pt" style:font-size-asian="9pt" style:font-size-complex="9pt"/>
    </style:style>
    <style:style style:name="P54" style:family="paragraph" style:parent-style-name="Table_20_Heading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82832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officeooo:rsid="0013ff1a"/>
    </style:style>
    <style:style style:name="T6" style:family="text">
      <style:text-properties officeooo:rsid="0014bb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7edf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officeooo:rsid="001a098b"/>
    </style:style>
    <style:style style:name="T11" style:family="text">
      <style:text-properties officeooo:rsid="001a8513"/>
    </style:style>
    <style:style style:name="T12" style:family="text">
      <style:text-properties fo:color="#009900"/>
    </style:style>
    <style:style style:name="T13" style:family="text">
      <style:text-properties fo:color="#579d1c"/>
    </style:style>
    <style:style style:name="T14" style:family="text">
      <style:text-properties fo:color="#579d1c" fo:font-size="8pt" style:font-size-asian="8pt" style:font-size-complex="8pt"/>
    </style:style>
    <style:style style:name="T15" style:family="text">
      <style:text-properties fo:color="#801900"/>
    </style:style>
    <style:style style:name="T16" style:family="text">
      <style:text-properties fo:color="#801900" officeooo:rsid="0012989a"/>
    </style:style>
    <style:style style:name="T17" style:family="text">
      <style:text-properties fo:color="#801900" officeooo:rsid="0014bb51"/>
    </style:style>
    <style:style style:name="T18" style:family="text">
      <style:text-properties fo:color="#801900" fo:font-size="8pt" style:font-size-asian="8pt" style:font-size-complex="8pt"/>
    </style:style>
    <style:style style:name="T19" style:family="text">
      <style:text-properties fo:color="#801900" fo:font-size="8pt" officeooo:rsid="0013ff1a" style:font-size-asian="8pt" style:font-size-complex="8pt"/>
    </style:style>
    <style:style style:name="T20" style:family="text">
      <style:text-properties fo:color="#801900" officeooo:rsid="001ef609"/>
    </style:style>
    <style:style style:name="T21" style:family="text">
      <style:text-properties fo:color="#801900" officeooo:rsid="0013ff1a"/>
    </style:style>
    <style:style style:name="T22" style:family="text">
      <style:text-properties fo:color="#801900" officeooo:rsid="0024afdb"/>
    </style:style>
    <style:style style:name="T23" style:family="text">
      <style:text-properties officeooo:rsid="0020d2c6"/>
    </style:style>
    <style:style style:name="T24" style:family="text">
      <style:text-properties officeooo:rsid="002187fb"/>
    </style:style>
    <style:style style:name="T25" style:family="text">
      <style:text-properties fo:color="#663300" fo:font-style="italic" style:font-style-asian="italic" style:font-style-complex="italic"/>
    </style:style>
    <style:style style:name="T26" style:family="text">
      <style:text-properties fo:color="#0066cc"/>
    </style:style>
    <style:style style:name="T27" style:family="text">
      <style:text-properties fo:color="#0066cc" fo:font-size="8pt" style:font-size-asian="8pt" style:font-size-complex="8pt"/>
    </style:style>
    <style:style style:name="T28" style:family="text">
      <style:text-properties officeooo:rsid="0024afdb"/>
    </style:style>
    <style:style style:name="T29" style:family="text">
      <style:text-properties fo:color="#800000"/>
    </style:style>
    <style:style style:name="T30" style:family="text">
      <style:text-properties fo:color="#800000" officeooo:rsid="0024afdb"/>
    </style:style>
    <style:style style:name="T31" style:family="text">
      <style:text-properties officeooo:rsid="00279fc0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365*" fo:start-indent="0in" fo:end-indent="0in"/>
          <style:column style:rel-width="3365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Go Cheat Sheet</text:h>
      <text:h text:style-name="P23" text:outline-level="2"><text:bookmark text:name="user-content-credits"/>Credits</text:h>
      <text:p text:style-name="Text_20_body"><text:span text:style-name="T1">Most example code taken from </text:span><text:a xlink:type="simple" xlink:href="http://tour.golang.org/" text:style-name="Internet_20_link" text:visited-style-name="Visited_20_Internet_20_Link"><text:span text:style-name="T1">A Tour of Go</text:span></text:a><text:span text:style-name="T1">, which is an excellent introduction to Go. If you're new to Go, do that tour. Seriously.</text:span></text:p>
      <text:p text:style-name="P18"><text:span text:style-name="T1">Original HTML Cheat Sheet by Ariel Mashraki (a8m):<text:line-break/></text:span><text:a xlink:type="simple" xlink:href="https://github.com/a8m/go-lang-cheat-sheet" text:style-name="Internet_20_link" text:visited-style-name="Visited_20_Internet_20_Link"><text:span text:style-name="T1">https://github.com/a8m/go-lang-cheat-sheet</text:span></text:a></text:p>
      <text:h text:style-name="P4" text:outline-level="2"><text:bookmark text:name="user-content-go-in-a-nutshell"/>Go in a Nutshell</text:h>
      <text:list xml:id="list4015079384911946090" text:style-name="L1">
        <text:list-item>
          <text:p text:style-name="P19">Imperative language </text:p>
        </text:list-item>
        <text:list-item>
          <text:p text:style-name="P19">Statically typed </text:p>
        </text:list-item>
        <text:list-item>
          <text:p text:style-name="P19">Syntax similar to Java/C/C++, but less parentheses and no semicolons </text:p>
        </text:list-item>
        <text:list-item>
          <text:p text:style-name="P19">Compiles to native code (no JVM) </text:p>
        </text:list-item>
        <text:list-item>
          <text:p text:style-name="P19">No classes, but structs with methods </text:p>
        </text:list-item>
        <text:list-item>
          <text:p text:style-name="P19">Interfaces </text:p>
        </text:list-item>
        <text:list-item>
          <text:p text:style-name="P21"><text:span text:style-name="T1">No implementation inheritance. There's </text:span><text:a xlink:type="simple" xlink:href="http://golang.org/doc/effective%5Fgo.html#embedding" text:style-name="Internet_20_link" text:visited-style-name="Visited_20_Internet_20_Link"><text:span text:style-name="T1">type embedding</text:span></text:a><text:span text:style-name="T1">, though. </text:span></text:p>
        </text:list-item>
        <text:list-item>
          <text:p text:style-name="P19">Functions are first class citizens </text:p>
        </text:list-item>
        <text:list-item>
          <text:p text:style-name="P19">Functions can return multiple values </text:p>
        </text:list-item>
        <text:list-item>
          <text:p text:style-name="P19">Has closures </text:p>
        </text:list-item>
        <text:list-item>
          <text:p text:style-name="P19">Pointers, but not pointer arithmetic </text:p>
        </text:list-item>
        <text:list-item>
          <text:p text:style-name="P15">Built-in concurrency primitives: Goroutines and Channels </text:p>
        </text:list-item>
      </text:list>
      <text:h text:style-name="P3" text:outline-level="1"><text:bookmark text:name="user-content-basic-syntax"/>Basic Syntax</text:h>
      <text:h text:style-name="P4" text:outline-level="2"><text:bookmark text:name="user-content-hello-world"/>Hello World</text:h>
      <text:p text:style-name="P17"><text:span text:style-name="T1">File </text:span><text:span text:style-name="Source_20_Text"><text:span text:style-name="T1">hello.go</text:span></text:span><text:span text:style-name="T1">:</text:span></text:p>
      <text:p text:style-name="P35"><text:span text:style-name="T12">package</text:span> main</text:p>
      <text:p text:style-name="P35"/>
      <text:p text:style-name="P35"><text:span text:style-name="T12">import</text:span> <text:span text:style-name="T25">"fmt"</text:span></text:p>
      <text:p text:style-name="P35"/>
      <text:p text:style-name="P35"><text:span text:style-name="T12">func</text:span> main() {</text:p>
      <text:p text:style-name="P35"><text:s text:c="4"/>fmt.Println(<text:span text:style-name="T25">"Hello Go"</text:span>)</text:p>
      <text:p text:style-name="P44">}</text:p>
      <text:p text:style-name="P17"><text:span text:style-name="Source_20_Text"><text:span text:style-name="T1">$ go run hello.go</text:span></text:span></text:p>
      <text:p text:style-name="Text_20_body"/>
      <text:section text:style-name="Sect1" text:name="Section1">
        <text:h text:style-name="P25" text:outline-level="2"><text:span text:style-name="T9">Operators</text:span></text:h>
        <text:h text:style-name="P12" text:outline-level="3">Arithmetic</text:h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4">Operator</text:p>
              </table:table-cell>
              <table:table-cell table:style-name="Table1.A1" office:value-type="string">
                <text:p text:style-name="P14">Description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ource_20_Text"><text:span text:style-name="T1">+</text:span></text:span></text:p>
            </table:table-cell>
            <table:table-cell table:style-name="Table1.A1" office:value-type="string">
              <text:p text:style-name="P13">addition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-</text:span></text:span></text:p>
            </table:table-cell>
            <table:table-cell table:style-name="Table1.A1" office:value-type="string">
              <text:p text:style-name="P13">subtraction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*</text:span></text:span></text:p>
            </table:table-cell>
            <table:table-cell table:style-name="Table1.A1" office:value-type="string">
              <text:p text:style-name="P13">multiplication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/</text:span></text:span></text:p>
            </table:table-cell>
            <table:table-cell table:style-name="Table1.A1" office:value-type="string">
              <text:p text:style-name="P13">quotient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%</text:span></text:span></text:p>
            </table:table-cell>
            <table:table-cell table:style-name="Table1.A1" office:value-type="string">
              <text:p text:style-name="P13">remainder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&amp;</text:span></text:span></text:p>
            </table:table-cell>
            <table:table-cell table:style-name="Table1.A1" office:value-type="string">
              <text:p text:style-name="P13">bitwise <text:span text:style-name="T11">AND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|</text:span></text:span></text:p>
            </table:table-cell>
            <table:table-cell table:style-name="Table1.A1" office:value-type="string">
              <text:p text:style-name="P13">bitwise <text:span text:style-name="T11">OR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^</text:span></text:span></text:p>
            </table:table-cell>
            <table:table-cell table:style-name="Table1.A1" office:value-type="string">
              <text:p text:style-name="P13">bitwise <text:span text:style-name="T11">XOR</text:span>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&amp;^</text:span></text:span></text:p>
            </table:table-cell>
            <table:table-cell table:style-name="Table1.A1" office:value-type="string">
              <text:p text:style-name="P13">bit clear (<text:span text:style-name="T11">AND NOT</text:span>)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&lt;&lt;</text:span></text:span></text:p>
            </table:table-cell>
            <table:table-cell table:style-name="Table1.A1" office:value-type="string">
              <text:p text:style-name="P13">left shift</text:p>
            </table:table-cell>
          </table:table-row>
          <table:table-row>
            <table:table-cell table:style-name="Table1.A1" office:value-type="string">
              <text:p text:style-name="Table_20_Contents"><text:span text:style-name="Source_20_Text"><text:span text:style-name="T1">&gt;&gt;</text:span></text:span></text:p>
            </table:table-cell>
            <table:table-cell table:style-name="Table1.A1" office:value-type="string">
              <text:p text:style-name="P13">right shift <text:span text:style-name="T11">(logical)</text:span></text:p>
            </table:table-cell>
          </table:table-row>
        </table:table>
        <text:h text:style-name="P12" text:outline-level="3"/>
        <text:h text:style-name="P52" text:outline-level="3"><text:line-break/>Comparison</text:h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14">Operator</text:p>
              </table:table-cell>
              <table:table-cell table:style-name="Table2.A1" office:value-type="string">
                <text:p text:style-name="P14">Description</text:p>
              </table:table-cell>
            </table:table-row>
          </table:table-header-rows>
          <table:table-row>
            <table:table-cell table:style-name="Table2.A1" office:value-type="string">
              <text:p text:style-name="Table_20_Contents"><text:span text:style-name="Source_20_Text"><text:span text:style-name="T1">==</text:span></text:span></text:p>
            </table:table-cell>
            <table:table-cell table:style-name="Table2.A1" office:value-type="string">
              <text:p text:style-name="P13">equal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<text:span text:style-name="T1">!=</text:span></text:span></text:p>
            </table:table-cell>
            <table:table-cell table:style-name="Table2.A1" office:value-type="string">
              <text:p text:style-name="P13">not equal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<text:span text:style-name="T1">&lt;</text:span></text:span></text:p>
            </table:table-cell>
            <table:table-cell table:style-name="Table2.A1" office:value-type="string">
              <text:p text:style-name="P13">less than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<text:span text:style-name="T1">&lt;=</text:span></text:span></text:p>
            </table:table-cell>
            <table:table-cell table:style-name="Table2.A1" office:value-type="string">
              <text:p text:style-name="P13">less than or equal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<text:span text:style-name="T1">&gt;</text:span></text:span></text:p>
            </table:table-cell>
            <table:table-cell table:style-name="Table2.A1" office:value-type="string">
              <text:p text:style-name="P13">greater than</text:p>
            </table:table-cell>
          </table:table-row>
          <table:table-row>
            <table:table-cell table:style-name="Table2.A1" office:value-type="string">
              <text:p text:style-name="Table_20_Contents"><text:span text:style-name="Source_20_Text"><text:span text:style-name="T1">&gt;=</text:span></text:span></text:p>
            </table:table-cell>
            <table:table-cell table:style-name="Table2.A1" office:value-type="string">
              <text:p text:style-name="P13">greater than or equal</text:p>
            </table:table-cell>
          </table:table-row>
        </table:table>
        <text:h text:style-name="P12" text:outline-level="3">Logical</text:h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4">Operator</text:p>
              </table:table-cell>
              <table:table-cell table:style-name="Table3.A1" office:value-type="string">
                <text:p text:style-name="P14">Description</text:p>
              </table:table-cell>
            </table:table-row>
          </table:table-header-rows>
          <table:table-row>
            <table:table-cell table:style-name="Table3.A1" office:value-type="string">
              <text:p text:style-name="Table_20_Contents"><text:span text:style-name="Source_20_Text"><text:span text:style-name="T1">&amp;&amp;</text:span></text:span></text:p>
            </table:table-cell>
            <table:table-cell table:style-name="Table3.A1" office:value-type="string">
              <text:p text:style-name="P13">logical <text:span text:style-name="T11">AND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<text:span text:style-name="T1">||</text:span></text:span></text:p>
            </table:table-cell>
            <table:table-cell table:style-name="Table3.A1" office:value-type="string">
              <text:p text:style-name="P13">logical <text:span text:style-name="T11">OR</text:span></text:p>
            </table:table-cell>
          </table:table-row>
          <table:table-row>
            <table:table-cell table:style-name="Table3.A1" office:value-type="string">
              <text:p text:style-name="Table_20_Contents"><text:span text:style-name="Source_20_Text"><text:span text:style-name="T1">!</text:span></text:span></text:p>
            </table:table-cell>
            <table:table-cell table:style-name="Table3.A1" office:value-type="string">
              <text:p text:style-name="P13">logical <text:span text:style-name="T11">NOT</text:span></text:p>
            </table:table-cell>
          </table:table-row>
        </table:table>
        <text:h text:style-name="P12" text:outline-level="3">Other</text:h>
        <table:table table:name="Table4" table:style-name="Table4">
          <table:table-column table:style-name="Table4.A"/>
          <table:table-column table:style-name="Table4.B"/>
          <table:table-header-rows>
            <table:table-row>
              <table:table-cell table:style-name="Table4.A1" office:value-type="string">
                <text:p text:style-name="P14">Operator</text:p>
              </table:table-cell>
              <table:table-cell table:style-name="Table4.A1" office:value-type="string">
                <text:p text:style-name="P14">Description</text:p>
              </table:table-cell>
            </table:table-row>
          </table:table-header-rows>
          <table:table-row>
            <table:table-cell table:style-name="Table4.A1" office:value-type="string">
              <text:p text:style-name="Table_20_Contents"><text:span text:style-name="Source_20_Text"><text:span text:style-name="T1">&amp;</text:span></text:span></text:p>
            </table:table-cell>
            <table:table-cell table:style-name="Table4.A1" office:value-type="string">
              <text:p text:style-name="P13">address of / create pointer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<text:span text:style-name="T1">*</text:span></text:span></text:p>
            </table:table-cell>
            <table:table-cell table:style-name="Table4.A1" office:value-type="string">
              <text:p text:style-name="P13">dereference pointer</text:p>
            </table:table-cell>
          </table:table-row>
          <table:table-row>
            <table:table-cell table:style-name="Table4.A1" office:value-type="string">
              <text:p text:style-name="Table_20_Contents"><text:span text:style-name="Source_20_Text"><text:span text:style-name="T1">&lt;-</text:span></text:span></text:p>
            </table:table-cell>
            <table:table-cell table:style-name="Table4.A1" office:value-type="string">
              <text:p text:style-name="P13">send / receive operator (see 'Channels' below)</text:p>
            </table:table-cell>
          </table:table-row>
        </table:table>
      </text:section>
      <text:h text:style-name="P4" text:outline-level="2"><text:span text:style-name="T31">D</text:span>eclarations</text:h>
      <text:p text:style-name="P1">Type goes <text:span text:style-name="T7">after</text:span> identifier!</text:p>
      <text:p text:style-name="P6"><text:span text:style-name="T12">var</text:span> foo <text:span text:style-name="T26">int</text:span> <text:s text:c="17"/><text:span text:style-name="T15">// declaration without initialization</text:span></text:p>
      <text:p text:style-name="P6"><text:span text:style-name="T12">var</text:span> foo <text:span text:style-name="T26">int</text:span> = 42 <text:s text:c="12"/><text:span text:style-name="T15">// declaration with initialization</text:span></text:p>
      <text:p text:style-name="P6"><text:span text:style-name="T12">var</text:span> foo, bar <text:span text:style-name="T26">int</text:span> = 42, 1302 <text:s/><text:span text:style-name="T15">// declare/init multiple vars at once</text:span></text:p>
      <text:p text:style-name="P6"><text:span text:style-name="T12">var</text:span> foo = 42 <text:s text:c="16"/><text:span text:style-name="T15">// type omitted, will be inferred</text:span></text:p>
      <text:p text:style-name="P6">foo := 42 <text:s/><text:span text:style-name="T15">// shorthand, only in func bodies, </text:span><text:span text:style-name="T16">implicit type</text:span></text:p>
      <text:p text:style-name="P11"><text:span text:style-name="T12">const</text:span> <text:span text:style-name="T26">constant</text:span> = <text:span text:style-name="T25">"This is a constant"</text:span></text:p>
      <text:h text:style-name="P4" text:outline-level="2"><text:bookmark text:name="user-content-functions"/>Functions</text:h>
      <text:p text:style-name="P36">// a simple function</text:p>
      <text:p text:style-name="P6"><text:span text:style-name="T12">func</text:span> functionName() {}</text:p>
      <text:p text:style-name="P6"/>
      <text:p text:style-name="P36">// function with parameters (again, types go after identifiers)</text:p>
      <text:p text:style-name="P6"><text:span text:style-name="T12">func</text:span> functionName(param1 <text:span text:style-name="T26">string</text:span>, param2 <text:span text:style-name="T26">int</text:span>) {}</text:p>
      <text:p text:style-name="P6"/>
      <text:p text:style-name="P36">// multiple parameters of the same type</text:p>
      <text:p text:style-name="P6"><text:span text:style-name="T13">func</text:span> functionName(param1, param2 <text:span text:style-name="T26">int</text:span>) {}</text:p>
      <text:p text:style-name="P6"/>
      <text:h text:style-name="P26" text:outline-level="2"><text:soft-page-break/>Functions <text:span text:style-name="T28">(cont)</text:span></text:h>
      <text:p text:style-name="P34"><text:span text:style-name="T15">// return type declaration</text:span></text:p>
      <text:p text:style-name="P6"><text:span text:style-name="T13">func</text:span> functionName() <text:span text:style-name="T26">int</text:span> {</text:p>
      <text:p text:style-name="P6"><text:s text:c="4"/><text:span text:style-name="T13">return</text:span> 42</text:p>
      <text:p text:style-name="P6">}</text:p>
      <text:p text:style-name="P6"/>
      <text:p text:style-name="P36">// Can return multiple values at once</text:p>
      <text:p text:style-name="P6"><text:span text:style-name="T13">func</text:span> returnMulti() (<text:span text:style-name="T26">int</text:span>, <text:span text:style-name="T26">string</text:span>) {</text:p>
      <text:p text:style-name="P6"><text:s text:c="4"/><text:span text:style-name="T13">return</text:span> 42, <text:span text:style-name="T25">"foobar"</text:span></text:p>
      <text:p text:style-name="P6">}</text:p>
      <text:p text:style-name="P6"><text:span text:style-name="T13">var</text:span> x, str = returnMulti()</text:p>
      <text:p text:style-name="P6"/>
      <text:p text:style-name="P36">// Return multiple named results simply by return</text:p>
      <text:p text:style-name="P6"><text:span text:style-name="T13">func</text:span> returnMulti2() (n <text:span text:style-name="T26">int</text:span>, s <text:span text:style-name="T26">string</text:span>) {</text:p>
      <text:p text:style-name="P6"><text:s text:c="4"/>n = 42</text:p>
      <text:p text:style-name="P6"><text:s text:c="4"/>s = <text:span text:style-name="T25">"foobar"</text:span></text:p>
      <text:p text:style-name="P6"><text:s text:c="4"/><text:span text:style-name="T15">// n and s will be returned</text:span></text:p>
      <text:p text:style-name="P6"><text:s text:c="4"/><text:span text:style-name="T13">return</text:span></text:p>
      <text:p text:style-name="P6">}</text:p>
      <text:p text:style-name="P11"><text:span text:style-name="T13">var</text:span> x, str = returnMulti2()</text:p>
      <text:h text:style-name="P12" text:outline-level="3"><text:bookmark text:name="user-content-functions-as-values-and-closures"/>Functions As Values And Closures</text:h>
      <text:p text:style-name="P6"><text:span text:style-name="T13">func</text:span> main() {</text:p>
      <text:p text:style-name="P6"><text:s text:c="4"/><text:span text:style-name="T15">// assign a function to a name</text:span></text:p>
      <text:p text:style-name="P6"><text:s text:c="4"/>add := <text:span text:style-name="T13">func</text:span>(a, b <text:span text:style-name="T26">int</text:span>) <text:span text:style-name="T26">int</text:span> {</text:p>
      <text:p text:style-name="P6"><text:s text:c="8"/><text:span text:style-name="T13">return</text:span> a + b</text:p>
      <text:p text:style-name="P6"><text:s text:c="4"/>}</text:p>
      <text:p text:style-name="P6"><text:s text:c="4"/><text:span text:style-name="T15">// use the name to call the function</text:span></text:p>
      <text:p text:style-name="P6"><text:s text:c="4"/>fmt.Println(add(3, 4))</text:p>
      <text:p text:style-name="P6">}</text:p>
      <text:p text:style-name="P6"/>
      <text:p text:style-name="P36">// Closures, lexically scoped: Functions can access values that were</text:p>
      <text:p text:style-name="P36">// in scope when defining the function</text:p>
      <text:p text:style-name="P6"><text:span text:style-name="T13">func</text:span> scope() <text:span text:style-name="T13">func</text:span>() <text:span text:style-name="T26">int</text:span>{</text:p>
      <text:p text:style-name="P6"><text:s text:c="4"/>outer_var := 2</text:p>
      <text:p text:style-name="P6"><text:s text:c="4"/>foo := <text:span text:style-name="T13">func</text:span>() <text:span text:style-name="T26">int</text:span> { <text:span text:style-name="T13">return</text:span> outer_var}</text:p>
      <text:p text:style-name="P6"><text:s text:c="4"/><text:span text:style-name="T13">return</text:span> foo</text:p>
      <text:p text:style-name="P6">}</text:p>
      <text:p text:style-name="P6"/>
      <text:p text:style-name="P6"><text:span text:style-name="T13">func</text:span> another_scope() <text:span text:style-name="T13">func</text:span>() <text:span text:style-name="T26">int</text:span>{</text:p>
      <text:p text:style-name="P6"><text:s text:c="4"/><text:span text:style-name="T15">// won't compile - outer_var and foo not defined in this scope</text:span></text:p>
      <text:p text:style-name="P6"><text:s text:c="4"/>outer_var = 444</text:p>
      <text:p text:style-name="P6"><text:s text:c="4"/><text:span text:style-name="T13">return</text:span> foo</text:p>
      <text:p text:style-name="P6">}</text:p>
      <text:p text:style-name="P6"/>
      <text:p text:style-name="P36">// Closures: don't mutate outer vars, instead redefine them!</text:p>
      <text:p text:style-name="P34">func outer() (<text:span text:style-name="T13">func</text:span>() <text:span text:style-name="T26">int</text:span>, <text:span text:style-name="T26">int</text:span>) {</text:p>
      <text:p text:style-name="P6"><text:s text:c="4"/>outer_var := 2 <text:s text:c="6"/><text:span text:style-name="T29">// </text:span><text:span text:style-name="T30">NOTE outer_var is outside inner's scope</text:span></text:p>
      <text:p text:style-name="P6"><text:s text:c="4"/>inner := <text:span text:style-name="T13">func</text:span>() <text:span text:style-name="T26">int</text:span> {</text:p>
      <text:p text:style-name="P9"><text:s text:c="8"/>outer_var += 99 <text:s/><text:span text:style-name="T15">// attempt to mutate outer_var</text:span></text:p>
      <text:p text:style-name="P6"><text:s text:c="8"/><text:span text:style-name="T13">return</text:span> outer_var <text:span text:style-name="T15">// =&gt; 101 (but outer_var is a newly redefined</text:span></text:p>
      <text:p text:style-name="P36"><text:s text:c="25"/>// <text:s/>variable visible only inside inner)</text:p>
      <text:p text:style-name="P6"><text:s text:c="4"/>}</text:p>
      <text:p text:style-name="P9"><text:s text:c="4"/><text:span text:style-name="T13">return</text:span> inner, outer_var <text:span text:style-name="T15">// =&gt; 101, 2 </text:span><text:span text:style-name="T22">(still!)</text:span></text:p>
      <text:p text:style-name="P11">}</text:p>
      <text:h text:style-name="P26" text:outline-level="2">Functions <text:span text:style-name="T28">(cont)</text:span></text:h>
      <text:h text:style-name="P51" text:outline-level="3"><text:bookmark text:name="user-content-variadic-functions"/>Variadic Functions</text:h>
      <text:p text:style-name="P6"><text:span text:style-name="T13">func</text:span> main() {</text:p>
      <text:p text:style-name="P6"><text:s text:c="4"/>fmt.Println(adder(1, 2, 3)) <text:span text:style-name="T15">// 6</text:span></text:p>
      <text:p text:style-name="P6"><text:s text:c="4"/>fmt.Println(adder(9, 9)) <text:s text:c="3"/><text:span text:style-name="T15">// 18</text:span></text:p>
      <text:p text:style-name="P6"/>
      <text:p text:style-name="P6"><text:s text:c="4"/>nums := []<text:span text:style-name="T26">int</text:span>{10, 20, 30}</text:p>
      <text:p text:style-name="P6"><text:s text:c="4"/>fmt.Println(adder(nums...)) <text:span text:style-name="T15">// 60</text:span></text:p>
      <text:p text:style-name="P6">}</text:p>
      <text:p text:style-name="P6"/>
      <text:p text:style-name="P37">// <text:span text:style-name="T6">Using </text:span><text:s/>... before the type name of the last parameter indicate<text:span text:style-name="T6">s</text:span></text:p>
      <text:p text:style-name="P37">// <text:s/>that it takes zero or more of those parameters.</text:p>
      <text:p text:style-name="P37">// The function is invoked like any other function except we can</text:p>
      <text:p text:style-name="P37">// <text:s/>pass as many arguments as we want.</text:p>
      <text:p text:style-name="P7"><text:span text:style-name="T13">func</text:span> adder(args ...<text:span text:style-name="T26">int</text:span>) <text:span text:style-name="T26">int</text:span> {</text:p>
      <text:p text:style-name="P6"><text:s text:c="4"/>total := 0</text:p>
      <text:p text:style-name="P6"><text:s text:c="4"/><text:span text:style-name="T13">for</text:span> _, v := <text:span text:style-name="T13">range</text:span> args { <text:span text:style-name="T15">// Iterate over </text:span><text:span text:style-name="T17">all args</text:span></text:p>
      <text:p text:style-name="P6"><text:s text:c="8"/>total += v</text:p>
      <text:p text:style-name="P6"><text:s text:c="4"/>}</text:p>
      <text:p text:style-name="P6"><text:s text:c="4"/><text:span text:style-name="T13">return</text:span> total</text:p>
      <text:p text:style-name="P11">}</text:p>
      <text:h text:style-name="P4" text:outline-level="2"><text:bookmark text:name="user-content-built-in-types"/>Built-in Types</text:h>
      <text:p text:style-name="Preformatted_20_Text"><text:span text:style-name="Source_20_Text"><text:span text:style-name="T27">bool</text:span></text:span></text:p>
      <text:p text:style-name="P6"/>
      <text:p text:style-name="Preformatted_20_Text"><text:span text:style-name="Source_20_Text"><text:span text:style-name="T27">string</text:span></text:span></text:p>
      <text:p text:style-name="P6"/>
      <text:p text:style-name="Preformatted_20_Text"><text:span text:style-name="Source_20_Text"><text:span text:style-name="T27">int</text:span></text:span><text:span text:style-name="Source_20_Text"><text:span text:style-name="T4"> <text:s/></text:span></text:span><text:span text:style-name="Source_20_Text"><text:span text:style-name="T27">int8</text:span></text:span><text:span text:style-name="Source_20_Text"><text:span text:style-name="T4"> <text:s/></text:span></text:span><text:span text:style-name="Source_20_Text"><text:span text:style-name="T27">int16</text:span></text:span><text:span text:style-name="Source_20_Text"><text:span text:style-name="T4"> <text:s/></text:span></text:span><text:span text:style-name="Source_20_Text"><text:span text:style-name="T27">int32</text:span></text:span><text:span text:style-name="Source_20_Text"><text:span text:style-name="T4"> <text:s/></text:span></text:span><text:span text:style-name="Source_20_Text"><text:span text:style-name="T27">int64</text:span></text:span></text:p>
      <text:p text:style-name="Preformatted_20_Text"><text:span text:style-name="Source_20_Text"><text:span text:style-name="T27">uint</text:span></text:span><text:span text:style-name="Source_20_Text"><text:span text:style-name="T4"> </text:span></text:span><text:span text:style-name="Source_20_Text"><text:span text:style-name="T27">uint8</text:span></text:span><text:span text:style-name="Source_20_Text"><text:span text:style-name="T4"> </text:span></text:span><text:span text:style-name="Source_20_Text"><text:span text:style-name="T27">uint16</text:span></text:span><text:span text:style-name="Source_20_Text"><text:span text:style-name="T4"> </text:span></text:span><text:span text:style-name="Source_20_Text"><text:span text:style-name="T27">uint32</text:span></text:span><text:span text:style-name="Source_20_Text"><text:span text:style-name="T4"> </text:span></text:span><text:span text:style-name="Source_20_Text"><text:span text:style-name="T27">uint64</text:span></text:span><text:span text:style-name="Source_20_Text"><text:span text:style-name="T4"> </text:span></text:span><text:span text:style-name="Source_20_Text"><text:span text:style-name="T27">uintptr</text:span></text:span></text:p>
      <text:p text:style-name="P6"/>
      <text:p text:style-name="Preformatted_20_Text"><text:span text:style-name="Source_20_Text"><text:span text:style-name="T27">byte</text:span></text:span><text:span text:style-name="Source_20_Text"><text:span text:style-name="T4"> </text:span></text:span><text:span text:style-name="Source_20_Text"><text:span text:style-name="T18">// alias for uint8</text:span></text:span></text:p>
      <text:p text:style-name="P6"/>
      <text:p text:style-name="Preformatted_20_Text"><text:span text:style-name="Source_20_Text"><text:span text:style-name="T27">rune</text:span></text:span><text:span text:style-name="Source_20_Text"><text:span text:style-name="T4"> </text:span></text:span><text:span text:style-name="Source_20_Text"><text:span text:style-name="T18">// alias for int32 ~= (Unicode code point) - </text:span></text:span><text:span text:style-name="Source_20_Text"><text:span text:style-name="T19">V</text:span></text:span><text:span text:style-name="Source_20_Text"><text:span text:style-name="T18">ery Viking</text:span></text:span></text:p>
      <text:p text:style-name="P6"/>
      <text:p text:style-name="Preformatted_20_Text"><text:span text:style-name="Source_20_Text"><text:span text:style-name="T27">float32</text:span></text:span><text:span text:style-name="Source_20_Text"><text:span text:style-name="T4"> </text:span></text:span><text:span text:style-name="Source_20_Text"><text:span text:style-name="T27">float64</text:span></text:span></text:p>
      <text:p text:style-name="P6"/>
      <text:p text:style-name="P10"><text:span text:style-name="Source_20_Text"><text:span text:style-name="T27">complex64</text:span></text:span><text:span text:style-name="Source_20_Text"><text:span text:style-name="T4"> </text:span></text:span><text:span text:style-name="Source_20_Text"><text:span text:style-name="T27">complex128</text:span></text:span></text:p>
      <text:h text:style-name="P4" text:outline-level="2"><text:bookmark text:name="user-content-type-conversions"/>Type Conversions</text:h>
      <text:p text:style-name="P6"><text:span text:style-name="T13">var</text:span> i <text:span text:style-name="T26">int</text:span> = 42</text:p>
      <text:p text:style-name="P6"><text:span text:style-name="T13">var</text:span> f <text:span text:style-name="T26">float64</text:span> = <text:span text:style-name="T26">float64</text:span>(i)</text:p>
      <text:p text:style-name="P6"><text:span text:style-name="T13">var</text:span> u <text:span text:style-name="T26">uint</text:span> = <text:span text:style-name="T26">uint</text:span>(f)</text:p>
      <text:p text:style-name="P6"/>
      <text:p text:style-name="P36">// alternative syntax</text:p>
      <text:p text:style-name="P6">i := 42</text:p>
      <text:p text:style-name="P6">f := <text:span text:style-name="T26">float64</text:span>(i)</text:p>
      <text:p text:style-name="P11">u := <text:span text:style-name="T26">uint</text:span>(f)</text:p>
      <text:h text:style-name="P27" text:outline-level="2"><text:bookmark text:name="user-content-packages"/><text:soft-page-break/><text:span text:style-name="T2">Packages</text:span></text:h>
      <text:list xml:id="list2638698783913504465" text:style-name="L4">
        <text:list-item>
          <text:p text:style-name="P20">package declaration at top of every source file </text:p>
        </text:list-item>
        <text:list-item>
          <text:p text:style-name="P22"><text:span text:style-name="T1">executables are in package </text:span><text:span text:style-name="Source_20_Text"><text:span text:style-name="T1">main</text:span></text:span><text:span text:style-name="T1"> </text:span></text:p>
        </text:list-item>
        <text:list-item>
          <text:p text:style-name="P22"><text:span text:style-name="T1">convention: package name == last name of import path<text:line-break/>(import path </text:span><text:span text:style-name="Source_20_Text"><text:span text:style-name="T1">math/rand</text:span></text:span><text:span text:style-name="T1"> =&gt; package </text:span><text:span text:style-name="Source_20_Text"><text:span text:style-name="T1">rand</text:span></text:span><text:span text:style-name="T1">) </text:span></text:p>
        </text:list-item>
        <text:list-item>
          <text:p text:style-name="P20">upper case identifier: exported (visible from other packages) </text:p>
        </text:list-item>
        <text:list-item>
          <text:p text:style-name="P16">Lower case identifier: private (not visible from other packages) </text:p>
        </text:list-item>
      </text:list>
      <text:h text:style-name="P5" text:outline-level="2"><text:bookmark text:name="user-content-control-structures"/><text:span text:style-name="T2">Control structure</text:span>s</text:h>
      <text:h text:style-name="P12" text:outline-level="3"><text:bookmark text:name="user-content-if"/>If</text:h>
      <text:p text:style-name="P6"><text:span text:style-name="T13">func</text:span> main() {</text:p>
      <text:p text:style-name="P6"><text:s text:c="4"/><text:span text:style-name="T15">// Basic one</text:span></text:p>
      <text:p text:style-name="P6"><text:s text:c="4"/><text:span text:style-name="T13">if</text:span> x &gt; 0 {</text:p>
      <text:p text:style-name="P6"><text:s text:c="8"/><text:span text:style-name="T13">return</text:span> x</text:p>
      <text:p text:style-name="P6"><text:s text:c="4"/>} <text:span text:style-name="T13">else</text:span> {</text:p>
      <text:p text:style-name="P6"><text:s text:c="8"/><text:span text:style-name="T13">return</text:span> -x</text:p>
      <text:p text:style-name="P6"><text:s text:c="4"/>}</text:p>
      <text:p text:style-name="P6"/>
      <text:p text:style-name="P6"><text:s text:c="4"/><text:span text:style-name="T15">// You can put one statement before the condition</text:span></text:p>
      <text:p text:style-name="P6"><text:s text:c="4"/><text:span text:style-name="T13">if</text:span> a := b + c; a &lt; 42 {</text:p>
      <text:p text:style-name="P6"><text:s text:c="8"/><text:span text:style-name="T13">return</text:span> a</text:p>
      <text:p text:style-name="P6"><text:s text:c="4"/>} <text:span text:style-name="T13">else</text:span> {</text:p>
      <text:p text:style-name="P6"><text:s text:c="8"/><text:span text:style-name="T13">return</text:span> a - 42</text:p>
      <text:p text:style-name="P6"><text:s text:c="4"/>}</text:p>
      <text:p text:style-name="P6"/>
      <text:p text:style-name="P6"><text:s text:c="4"/><text:span text:style-name="T15">// Type assertion inside if</text:span></text:p>
      <text:p text:style-name="P6"><text:s text:c="4"/><text:span text:style-name="T13">var</text:span> val <text:span text:style-name="T13">interface</text:span>{}</text:p>
      <text:p text:style-name="P6"><text:s text:c="4"/>val = <text:span text:style-name="T25">"foo"</text:span></text:p>
      <text:p text:style-name="P6"><text:s text:c="4"/><text:span text:style-name="T13">if</text:span> str, ok := val.(<text:span text:style-name="T26">string</text:span>); ok {</text:p>
      <text:p text:style-name="P6"><text:s text:c="8"/>fmt.Println(str)</text:p>
      <text:p text:style-name="P6"><text:s text:c="4"/>}</text:p>
      <text:p text:style-name="P11">}</text:p>
      <text:h text:style-name="P12" text:outline-level="3"><text:bookmark text:name="user-content-loops"/>Loops</text:h>
      <text:p text:style-name="P6"><text:s text:c="4"/><text:span text:style-name="T15">// There's only `for`. </text:span><text:span text:style-name="T20">N</text:span><text:span text:style-name="T15">o `while`, no `until`</text:span></text:p>
      <text:p text:style-name="P6"><text:s text:c="4"/><text:span text:style-name="T13">for</text:span> i := 1; i &lt; 10; i++ {</text:p>
      <text:p text:style-name="P6"><text:s text:c="4"/>}</text:p>
      <text:p text:style-name="P6"><text:s text:c="4"/><text:span text:style-name="T13">for</text:span> ; i &lt; 10; <text:s/>{ <text:span text:style-name="T15">// while loop</text:span></text:p>
      <text:p text:style-name="P6"><text:s text:c="4"/>}</text:p>
      <text:p text:style-name="P6"><text:s text:c="4"/><text:span text:style-name="T13">for</text:span> i &lt; 10 <text:s/>{ <text:span text:style-name="T15">// can omit semicolons if ther</text:span><text:span text:style-name="T20">e's</text:span><text:span text:style-name="T15"> only a condition</text:span></text:p>
      <text:p text:style-name="P6"><text:s text:c="4"/>}</text:p>
      <text:p text:style-name="P6"><text:s text:c="4"/><text:span text:style-name="T13">for</text:span> { <text:s text:c="8"/><text:span text:style-name="T15">// can omit the condition ~ while (true)</text:span></text:p>
      <text:p text:style-name="P11"><text:s text:c="4"/>}</text:p>
      <text:p text:style-name="P11"/>
      <text:h text:style-name="P29" text:outline-level="2"><text:span text:style-name="T2">Control structure</text:span>s <text:span text:style-name="T28">(cont)</text:span></text:h>
      <text:h text:style-name="P50" text:outline-level="3"><text:bookmark text:name="user-content-switch"/>Switch</text:h>
      <text:p text:style-name="P6"><text:s text:c="4"/><text:span text:style-name="T15">// switch statement</text:span></text:p>
      <text:p text:style-name="P6"><text:s text:c="4"/><text:span text:style-name="T13">switch</text:span> operatingSystem {</text:p>
      <text:p text:style-name="P6"><text:s text:c="4"/><text:span text:style-name="T13">case</text:span> <text:span text:style-name="T25">"darwin"</text:span>:</text:p>
      <text:p text:style-name="P6"><text:s text:c="8"/>fmt.Println(<text:span text:style-name="T25">"Mac OS Hipster"</text:span>)</text:p>
      <text:p text:style-name="P6"><text:s text:c="8"/><text:span text:style-name="T15">// cases break automatically, no fallthrough by default</text:span></text:p>
      <text:p text:style-name="P6"><text:s text:c="4"/><text:span text:style-name="T13">case</text:span> <text:span text:style-name="T25">"linux"</text:span>:</text:p>
      <text:p text:style-name="P6"><text:s text:c="8"/>fmt.Println(<text:span text:style-name="T25">"Linux Geek"</text:span>)</text:p>
      <text:p text:style-name="P6"><text:s text:c="4"/><text:span text:style-name="T13">default</text:span>:</text:p>
      <text:p text:style-name="P6"><text:s text:c="8"/><text:span text:style-name="T15">// Windows, BSD, ...</text:span></text:p>
      <text:p text:style-name="P6"><text:s text:c="8"/>fmt.Println(<text:span text:style-name="T25">"Other"</text:span>)</text:p>
      <text:p text:style-name="P6"><text:s text:c="4"/>}</text:p>
      <text:p text:style-name="P6"/>
      <text:p text:style-name="P7"><text:s text:c="4"/><text:span text:style-name="T15">// </text:span><text:span text:style-name="T17">A</text:span><text:span text:style-name="T15">s with for and if, an assignment statement before the</text:span></text:p>
      <text:p text:style-name="P7"><text:s text:c="4"/><text:span text:style-name="T15">// <text:s/>switch value </text:span><text:span text:style-name="T17">is allowed</text:span></text:p>
      <text:p text:style-name="P6"><text:s text:c="4"/><text:span text:style-name="T13">switch</text:span> os := runtime.GOOS; os {</text:p>
      <text:p text:style-name="P6"><text:s text:c="8"/><text:span text:style-name="T13">case</text:span> <text:span text:style-name="T25">"darwin"</text:span>: ...</text:p>
      <text:p text:style-name="P11"><text:s text:c="4"/>}</text:p>
      <text:h text:style-name="P4" text:outline-level="2"><text:bookmark text:name="user-content-arrays-slices-ranges"/>Arrays, Slices, Ranges</text:h>
      <text:h text:style-name="P12" text:outline-level="3"><text:bookmark text:name="user-content-arrays"/>Arrays</text:h>
      <text:p text:style-name="P6"><text:span text:style-name="T13">var</text:span> a [10]<text:span text:style-name="T26">int</text:span> <text:s/><text:span text:style-name="T15">// int array with length 10. </text:span><text:span text:style-name="T17">L</text:span><text:span text:style-name="T15">ength is part of type!</text:span></text:p>
      <text:p text:style-name="P6">a[3] = 42 <text:s text:c="5"/><text:span text:style-name="T15">// set elements</text:span></text:p>
      <text:p text:style-name="P6">i := a[3] <text:s text:c="5"/><text:span text:style-name="T15">// read elements</text:span></text:p>
      <text:p text:style-name="P6"/>
      <text:p text:style-name="P36">// declare and initialize</text:p>
      <text:p text:style-name="P6"><text:span text:style-name="T13">var</text:span> a = [2]<text:span text:style-name="T26">int</text:span>{1, 2}</text:p>
      <text:p text:style-name="P6">a := [2]<text:span text:style-name="T26">int</text:span>{1, 2} <text:s text:c="3"/><text:span text:style-name="T15">//shorthand</text:span></text:p>
      <text:p text:style-name="P11">a := [...]<text:span text:style-name="T26">int</text:span>{1, 2} <text:s/><text:span text:style-name="T15">// elipsis -&gt; Compiler figures out array length</text:span></text:p>
      <text:h text:style-name="P12" text:outline-level="3"><text:bookmark text:name="user-content-slices"/>Slices</text:h>
      <text:p text:style-name="P6"><text:span text:style-name="T13">var</text:span> a []<text:span text:style-name="T26">int</text:span> <text:s text:c="3"/><text:span text:style-name="T15">// </text:span><text:span text:style-name="T17">a </text:span><text:span text:style-name="T15">slice – </text:span><text:span text:style-name="T17">like an </text:span><text:span text:style-name="T15">array, but length is unspecified</text:span></text:p>
      <text:p text:style-name="P7"><text:span text:style-name="T13">var</text:span> a = []<text:span text:style-name="T26">int</text:span> {1, 2, 3, 4} <text:s/><text:span text:style-name="T15">// declare and initialize a slice</text:span></text:p>
      <text:p text:style-name="P7"><text:s text:c="28"/><text:span text:style-name="T15">// <text:s/>(backed by </text:span><text:span text:style-name="T17">given </text:span><text:span text:style-name="T15">array implicitly)</text:span></text:p>
      <text:p text:style-name="P6">a := []<text:span text:style-name="T26">int</text:span>{1, 2, 3, 4} <text:s text:c="5"/><text:span text:style-name="T15">// shorthand</text:span></text:p>
      <text:p text:style-name="P6">chars := []<text:span text:style-name="T26">string</text:span>{0:<text:span text:style-name="T25">"a"</text:span>, 2:<text:span text:style-name="T25">"c"</text:span>, 1:<text:span text:style-name="T25">"b"</text:span>} <text:s/><text:span text:style-name="T15">// ["a", "b", "c"]</text:span></text:p>
      <text:p text:style-name="P6"/>
      <text:p text:style-name="P7"><text:span text:style-name="T13">var</text:span> b = a[lo:hi] <text:s text:c="3"/><text:span text:style-name="T15">// creates a slice (view of the array) from</text:span></text:p>
      <text:p text:style-name="P7"><text:s text:c="20"/><text:span text:style-name="T15">// <text:s/>index lo to hi-1</text:span></text:p>
      <text:p text:style-name="P6"><text:span text:style-name="T13">var</text:span> b = a[1:4] <text:s text:c="5"/><text:span text:style-name="T15">// slice from index 1 to 3</text:span></text:p>
      <text:p text:style-name="P6"><text:span text:style-name="T13">var</text:span> b = a[:3] <text:s text:c="6"/><text:span text:style-name="T15">// missing low index implies 0</text:span></text:p>
      <text:p text:style-name="P6"><text:span text:style-name="T13">var</text:span> b = a[3:] <text:s text:c="6"/><text:span text:style-name="T15">// missing high index implies len(a)</text:span></text:p>
      <text:p text:style-name="P6"/>
      <text:p text:style-name="P36">// create a slice with make</text:p>
      <text:p text:style-name="P6">a = <text:span text:style-name="T13">make</text:span>([]<text:span text:style-name="T26">byte</text:span>, 5, 5) <text:s/><text:span text:style-name="T15">// first arg length, second capacity</text:span></text:p>
      <text:p text:style-name="P6">a = <text:span text:style-name="T13">make</text:span>([]<text:span text:style-name="T26">byte</text:span>, 5) <text:s text:c="4"/><text:span text:style-name="T15">// capacity is optional</text:span></text:p>
      <text:p text:style-name="P6"/>
      <text:h text:style-name="P26" text:outline-level="2"><text:soft-page-break/>Arrays, Slices, Ranges <text:span text:style-name="T28">(cont)</text:span></text:h>
      <text:p text:style-name="P36">// create a slice from an array</text:p>
      <text:p text:style-name="P6">x := [3]<text:span text:style-name="T26">string</text:span>{<text:span text:style-name="T25">"Лайка"</text:span>, <text:span text:style-name="T25">"Белка"</text:span>, <text:span text:style-name="T25">"Стрелка"</text:span>}</text:p>
      <text:p text:style-name="P11">s := x[:] <text:s/><text:span text:style-name="T15">// a slice referencing the storage of x</text:span></text:p>
      <text:h text:style-name="P12" text:outline-level="3"><text:bookmark text:name="user-content-operations-on-arrays-and-slices"/>Operations on Arrays and Slices</text:h>
      <text:p text:style-name="Text_20_body"><text:span text:style-name="Source_20_Text"><text:span text:style-name="T14">len</text:span></text:span><text:span text:style-name="Source_20_Text"><text:span text:style-name="T4">(a)</text:span></text:span><text:span text:style-name="T1"> gives you the length of an array/a slice. It's a built-in function, not a attribute/method on the array.</text:span></text:p>
      <text:p text:style-name="P36">// loop over an array/a slice</text:p>
      <text:p text:style-name="P6"><text:span text:style-name="T13">for</text:span> i, e := <text:span text:style-name="T13">range</text:span> a {</text:p>
      <text:p text:style-name="P6"><text:s text:c="4"/><text:span text:style-name="T15">// i is the index, e the element</text:span></text:p>
      <text:p text:style-name="P6">}</text:p>
      <text:p text:style-name="P6"/>
      <text:p text:style-name="P36">// if you only need e:</text:p>
      <text:p text:style-name="P6"><text:span text:style-name="T13">for</text:span> _, e := <text:span text:style-name="T13">range</text:span> a {</text:p>
      <text:p text:style-name="P6"><text:s text:c="4"/><text:span text:style-name="T15">// e is the element</text:span></text:p>
      <text:p text:style-name="P6">}</text:p>
      <text:p text:style-name="P6"/>
      <text:p text:style-name="P36">// ...and if you only need the index</text:p>
      <text:p text:style-name="P6"><text:span text:style-name="T13">for</text:span> i := <text:span text:style-name="T13">range</text:span> a {</text:p>
      <text:p text:style-name="P6">}</text:p>
      <text:p text:style-name="P6"/>
      <text:p text:style-name="P36">// In Go pre-1.4, <text:span text:style-name="T5">it is </text:span>a compiler error <text:span text:style-name="T5">to not use </text:span>i and e.</text:p>
      <text:p text:style-name="P36">// Go 1.4 introduced a variable-free form:</text:p>
      <text:p text:style-name="P6"><text:span text:style-name="T13">for</text:span> <text:span text:style-name="T13">range</text:span> time.Tick(time.Second) {</text:p>
      <text:p text:style-name="P6"><text:s text:c="4"/>// do it once a sec</text:p>
      <text:p text:style-name="P11">}</text:p>
      <text:h text:style-name="P4" text:outline-level="2"><text:bookmark text:name="user-content-maps"/>Maps</text:h>
      <text:p text:style-name="P6"><text:span text:style-name="T13">var</text:span> m map[<text:span text:style-name="T26">string</text:span>]<text:span text:style-name="T26">int</text:span></text:p>
      <text:p text:style-name="P6">m = <text:span text:style-name="T13">make</text:span>(map[<text:span text:style-name="T26">string</text:span>]<text:span text:style-name="T26">int</text:span>)</text:p>
      <text:p text:style-name="P6">m[<text:span text:style-name="T25">"key"</text:span>] = 42</text:p>
      <text:p text:style-name="P6">fmt.Println(m[<text:span text:style-name="T25">"key"</text:span>])</text:p>
      <text:p text:style-name="P6"/>
      <text:p text:style-name="P6">delete(m, <text:span text:style-name="T25">"key"</text:span>)</text:p>
      <text:p text:style-name="P6"/>
      <text:p text:style-name="P6">elem, ok := m[<text:span text:style-name="T25">"key"</text:span>] // test if key "key" is present, retrieve if so</text:p>
      <text:p text:style-name="P6"/>
      <text:p text:style-name="P6">// map literal</text:p>
      <text:p text:style-name="P6"><text:span text:style-name="T13">var</text:span> m = map[<text:span text:style-name="T26">string</text:span>]Vertex{</text:p>
      <text:p text:style-name="P6"><text:s text:c="4"/><text:span text:style-name="T25">"Bell Labs"</text:span>: {40.68433, -74.39967},</text:p>
      <text:p text:style-name="P6"><text:s text:c="4"/><text:span text:style-name="T25">"Google"</text:span>: <text:s text:c="3"/>{37.42202, -122.08408},</text:p>
      <text:p text:style-name="P11">}</text:p>
      <text:p text:style-name="P11"/>
      <text:h text:style-name="P27" text:outline-level="2"><text:bookmark text:name="user-content-structs"/><text:span text:style-name="T2">Structs</text:span></text:h>
      <text:p text:style-name="P1">There are no classes, only structs. Structs can have methods.</text:p>
      <text:p text:style-name="P36">// A struct is a type. It's also a collection of fields </text:p>
      <text:p text:style-name="P6"/>
      <text:p text:style-name="P36">// Declaration</text:p>
      <text:p text:style-name="P6"><text:span text:style-name="T13">type</text:span> Vertex <text:span text:style-name="T13">struct</text:span> {</text:p>
      <text:p text:style-name="P6"><text:s text:c="4"/>X, Y <text:span text:style-name="T26">int</text:span></text:p>
      <text:p text:style-name="P6">}</text:p>
      <text:p text:style-name="P6"/>
      <text:p text:style-name="P36">// Creating</text:p>
      <text:p text:style-name="P6"><text:span text:style-name="T13">var</text:span> v = Vertex{1, 2}</text:p>
      <text:p text:style-name="P8"><text:span text:style-name="T13">var</text:span> v = Vertex{X: 1, Y: 2} <text:span text:style-name="T15">// Creates a struct by defining values</text:span></text:p>
      <text:p text:style-name="P38"><text:s text:c="27"/>// <text:s/>with keys </text:p>
      <text:p text:style-name="P6"/>
      <text:p text:style-name="P36">// Accessing members</text:p>
      <text:p text:style-name="P6">v.X = 4</text:p>
      <text:p text:style-name="P6"/>
      <text:p text:style-name="P38">// You can declare methods on structs. The struct you want to declare</text:p>
      <text:p text:style-name="P38">// <text:s/>the method on (the receiving type) comes between the func <text:span text:style-name="T8">keyword</text:span></text:p>
      <text:p text:style-name="P38">// <text:s/>and the method name. The struct is copied on each method call(!)</text:p>
      <text:p text:style-name="P6"><text:span text:style-name="T13">func</text:span> (v Vertex) Abs() <text:span text:style-name="T26">float64</text:span> {</text:p>
      <text:p text:style-name="P6"><text:s text:c="4"/><text:span text:style-name="T13">return</text:span> math.Sqrt(v.X*v.X + v.Y*v.Y)</text:p>
      <text:p text:style-name="P6">}</text:p>
      <text:p text:style-name="P6"/>
      <text:p text:style-name="P36">// Call method</text:p>
      <text:p text:style-name="P6">v.Abs()</text:p>
      <text:p text:style-name="P6"/>
      <text:p text:style-name="P38">// For mutating methods, you need to use a pointer (see below) to the</text:p>
      <text:p text:style-name="P38">// <text:s/>Struct as the type. With this, the struct value is not copied for</text:p>
      <text:p text:style-name="P38">// <text:s/>the method call.</text:p>
      <text:p text:style-name="P6"><text:span text:style-name="T13">func</text:span> (v *Vertex) add(n <text:span text:style-name="T26">float64</text:span>) {</text:p>
      <text:p text:style-name="P6"><text:s text:c="4"/>v.X += n</text:p>
      <text:p text:style-name="P6"><text:s text:c="4"/>v.Y += n</text:p>
      <text:p text:style-name="P11">}</text:p>
      <text:p text:style-name="Text_20_body"><text:span text:style-name="Strong_20_Emphasis"><text:span text:style-name="T9">Anonymous structs</text:span></text:span><text:span text:style-name="T1"><text:line-break/>Cheaper and safer than using </text:span><text:span text:style-name="Source_20_Text"><text:span text:style-name="T1">map[string]interface{}</text:span></text:span><text:span text:style-name="T1">.</text:span></text:p>
      <text:p text:style-name="P6">point := <text:span text:style-name="T13">struct</text:span> {</text:p>
      <text:p text:style-name="P6"><text:s text:c="4"/>X, Y <text:span text:style-name="T26">int</text:span></text:p>
      <text:p text:style-name="P11">}{1, 2}</text:p>
      <text:h text:style-name="P4" text:outline-level="2"><text:bookmark text:name="user-content-pointers"/>Pointers</text:h>
      <text:p text:style-name="P6">p := Vertex{1, 2} <text:s/><text:span text:style-name="T15">// p is a Vertex</text:span></text:p>
      <text:p text:style-name="P6">q := &amp;p <text:s text:c="11"/><text:span text:style-name="T15">// q is a pointer to a Vertex</text:span></text:p>
      <text:p text:style-name="P6">r := &amp;Vertex{1, 2} <text:span text:style-name="T15">// r is also a pointer to a Vertex</text:span></text:p>
      <text:p text:style-name="P6"/>
      <text:p text:style-name="P36">// The type of a pointer to a Vertex is *Vertex</text:p>
      <text:p text:style-name="P6"/>
      <text:p text:style-name="P11"><text:span text:style-name="T13">var</text:span> s *Vertex = <text:span text:style-name="T13">new</text:span>(Vertex) <text:span text:style-name="T15">// create p</text:span><text:span text:style-name="T21">tr</text:span><text:span text:style-name="T15"> to a new struct instance</text:span></text:p>
      <text:h text:style-name="P27" text:outline-level="2"><text:bookmark text:name="user-content-interfaces"/><text:soft-page-break/><text:span text:style-name="T2">Interfaces</text:span></text:h>
      <text:p text:style-name="P36">// interface declaration</text:p>
      <text:p text:style-name="P6"><text:span text:style-name="T13">type</text:span> Awesomizer <text:span text:style-name="T13">interface</text:span> {</text:p>
      <text:p text:style-name="P6"><text:s text:c="4"/>Awesomize() <text:span text:style-name="T26">string</text:span></text:p>
      <text:p text:style-name="P6">}</text:p>
      <text:p text:style-name="P6"/>
      <text:p text:style-name="P36">// types do *not* declare to implement interfaces</text:p>
      <text:p text:style-name="P6"><text:span text:style-name="T13">type</text:span> Foo <text:span text:style-name="T13">struct</text:span> {}</text:p>
      <text:p text:style-name="P6"/>
      <text:p text:style-name="P6"><text:span text:style-name="T15">// instead, types implicitly satisfy an interface if they implement </text:span>all required methods</text:p>
      <text:p text:style-name="P6"><text:span text:style-name="T13">func</text:span> (foo Foo) Awesomize() <text:span text:style-name="T26">string</text:span> {</text:p>
      <text:p text:style-name="P6"><text:s text:c="4"/><text:span text:style-name="T13">return</text:span> <text:span text:style-name="T25">"Awesome!"</text:span></text:p>
      <text:p text:style-name="P11">}</text:p>
      <text:h text:style-name="P4" text:outline-level="2"><text:bookmark text:name="user-content-embedding"/>Embedding</text:h>
      <text:p text:style-name="P1">There is no subclassing in Go. Instead, there is interface and struct embedding <text:span text:style-name="T10">(composition).</text:span></text:p>
      <text:p text:style-name="P36">// ReadWriter implementations must satisfy both Reader and Writer</text:p>
      <text:p text:style-name="P6"><text:span text:style-name="T13">type</text:span> ReadWriter <text:span text:style-name="T13">interface</text:span> {</text:p>
      <text:p text:style-name="P6"><text:s text:c="4"/>Reader</text:p>
      <text:p text:style-name="P6"><text:s text:c="4"/>Writer</text:p>
      <text:p text:style-name="P6">}</text:p>
      <text:p text:style-name="P6"/>
      <text:p text:style-name="P36">// Server exposes all the methods that Logger has</text:p>
      <text:p text:style-name="P6"><text:span text:style-name="T13">type</text:span> Server <text:span text:style-name="T13">struct</text:span> {</text:p>
      <text:p text:style-name="P6"><text:s text:c="4"/>Host <text:span text:style-name="T26">string</text:span></text:p>
      <text:p text:style-name="P6"><text:s text:c="4"/>Port <text:span text:style-name="T26">int</text:span></text:p>
      <text:p text:style-name="P6"><text:s text:c="4"/>*log.Logger</text:p>
      <text:p text:style-name="P6">}</text:p>
      <text:p text:style-name="P6"/>
      <text:p text:style-name="P36">// initialize the embedded type the usual way</text:p>
      <text:p text:style-name="P6">server := &amp;Server{<text:span text:style-name="T25">"localhost"</text:span>, 80, log.New(...)}</text:p>
      <text:p text:style-name="P6"/>
      <text:p text:style-name="P36">// methods implemented on the embedded struct are passed through</text:p>
      <text:p text:style-name="P6">server.Log(...) <text:span text:style-name="T15">// calls server.Logger.Log(...)</text:span></text:p>
      <text:p text:style-name="P6"/>
      <text:p text:style-name="P36">// <text:span text:style-name="T23">F</text:span>ield name of <text:span text:style-name="T23">an </text:span>embedded type is its type name <text:span text:style-name="T23">('Logger' here)</text:span></text:p>
      <text:p text:style-name="P11"><text:span text:style-name="T13">var</text:span> logger *log.Logger = server.Logger</text:p>
      <text:h text:style-name="P4" text:outline-level="2"><text:bookmark text:name="user-content-errors"/>Errors</text:h>
      <text:p text:style-name="Text_20_body"><text:span text:style-name="T1">There is no exception handling. Functions that might produce an error just declare an additional return value of type </text:span><text:span text:style-name="Source_20_Text"><text:span text:style-name="T1">Error</text:span></text:span><text:span text:style-name="T1">. This is the </text:span><text:span text:style-name="Source_20_Text"><text:span text:style-name="T1">Error</text:span></text:span><text:span text:style-name="T1"> interface:</text:span></text:p>
      <text:p text:style-name="P6"><text:span text:style-name="T13">type</text:span> error <text:span text:style-name="T13">interface</text:span> {</text:p>
      <text:p text:style-name="P6"><text:s text:c="4"/>Error() <text:span text:style-name="T26">string</text:span></text:p>
      <text:p text:style-name="P11">}</text:p>
      <text:h text:style-name="P30" text:outline-level="2">Errors <text:span text:style-name="T28">(cont)</text:span></text:h>
      <text:p text:style-name="P1">A function that might return an error:</text:p>
      <text:p text:style-name="P6"><text:span text:style-name="T13">func</text:span> doStuff() (<text:span text:style-name="T26">int</text:span>, error) {</text:p>
      <text:p text:style-name="P6">}</text:p>
      <text:p text:style-name="P6"/>
      <text:p text:style-name="P6"><text:span text:style-name="T13">func</text:span> main() {</text:p>
      <text:p text:style-name="P6"><text:s text:c="4"/>result, error := doStuff()</text:p>
      <text:p text:style-name="P6"><text:s text:c="4"/><text:span text:style-name="T13">if</text:span> (error != <text:span text:style-name="T13">nil</text:span>) {</text:p>
      <text:p text:style-name="P6"><text:s text:c="8"/><text:span text:style-name="T15">// handle error</text:span></text:p>
      <text:p text:style-name="P6"><text:s text:c="4"/>} <text:span text:style-name="T13">else</text:span> {</text:p>
      <text:p text:style-name="P6"><text:s text:c="8"/><text:span text:style-name="T15">// all is good, use result</text:span></text:p>
      <text:p text:style-name="P6"><text:s text:c="4"/>}</text:p>
      <text:p text:style-name="P11">}</text:p>
      <text:h text:style-name="P3" text:outline-level="1"><text:bookmark text:name="user-content-concurrency"/>Concurrency</text:h>
      <text:h text:style-name="P4" text:outline-level="2"><text:bookmark text:name="user-content-goroutines"/>Goroutines</text:h>
      <text:p text:style-name="Text_20_body"><text:span text:style-name="T1">Goroutines are lightweight threads (managed by Go, not OS threads). </text:span><text:span text:style-name="Source_20_Text"><text:span text:style-name="T4">go f(a, b)</text:span></text:span><text:span text:style-name="T1"> starts a new goroutine which runs </text:span><text:span text:style-name="Source_20_Text"><text:span text:style-name="T4">f</text:span></text:span><text:span text:style-name="T1"> (given </text:span><text:span text:style-name="Source_20_Text"><text:span text:style-name="T4">f</text:span></text:span><text:span text:style-name="T1"> is a function).</text:span></text:p>
      <text:p text:style-name="P36">// just a function (which can be later started as a goroutine)</text:p>
      <text:p text:style-name="P6"><text:span text:style-name="T13">func</text:span> doStuff(s <text:span text:style-name="T26">string</text:span>) {</text:p>
      <text:p text:style-name="P6">}</text:p>
      <text:p text:style-name="P6"/>
      <text:p text:style-name="P6"><text:span text:style-name="T13">func</text:span> main() {</text:p>
      <text:p text:style-name="P6"><text:s text:c="4"/><text:span text:style-name="T15">// using a named function in a goroutine</text:span></text:p>
      <text:p text:style-name="P6"><text:s text:c="4"/><text:span text:style-name="T13">go</text:span> doStuff(<text:span text:style-name="T25">"foobar"</text:span>)</text:p>
      <text:p text:style-name="P6"/>
      <text:p text:style-name="P6"><text:s text:c="4"/><text:span text:style-name="T15">// using an anonymous inner function in a goroutine</text:span></text:p>
      <text:p text:style-name="P6"><text:s text:c="4"/><text:span text:style-name="T13">go</text:span> func (x <text:span text:style-name="T26">int</text:span>) {</text:p>
      <text:p text:style-name="P6"><text:s text:c="8"/><text:span text:style-name="T15">// function body goes here</text:span></text:p>
      <text:p text:style-name="P6"><text:s text:c="4"/>}(42)</text:p>
      <text:p text:style-name="P11">}</text:p>
      <text:h text:style-name="P27" text:outline-level="2"><text:bookmark text:name="user-content-channels"/><text:soft-page-break/><text:span text:style-name="T2">Channels</text:span></text:h>
      <text:p text:style-name="P6">ch := <text:span text:style-name="T13">make</text:span>(chan int) <text:span text:style-name="T15">// create a channel of type int</text:span></text:p>
      <text:p text:style-name="P6">ch &lt;- 42 <text:s text:c="12"/><text:span text:style-name="T15">// Send a value to the channel ch.</text:span></text:p>
      <text:p text:style-name="P6">v := &lt;-ch <text:s text:c="11"/><text:span text:style-name="T15">// Receive a value from ch</text:span></text:p>
      <text:p text:style-name="P6"/>
      <text:p text:style-name="P39">// Non-buffered channels block. Read blocks when no value is</text:p>
      <text:p text:style-name="P39">// available, write blocks if a value already has been written</text:p>
      <text:p text:style-name="P39">// but not read.</text:p>
      <text:p text:style-name="P6"/>
      <text:p text:style-name="P40">// Create a buffered channel. Writing to a buffered channels does</text:p>
      <text:p text:style-name="P40">// not block if less than &lt;buffer size&gt; unread values have been</text:p>
      <text:p text:style-name="P40">// written.</text:p>
      <text:p text:style-name="P6">ch := <text:span text:style-name="T13">make</text:span>(chan int, 100)</text:p>
      <text:p text:style-name="P6"/>
      <text:p text:style-name="P6">close(c) <text:span text:style-name="T15">// closes the channel (only sender should close)</text:span></text:p>
      <text:p text:style-name="P6"/>
      <text:p text:style-name="P36">// <text:span text:style-name="T24">R</text:span>ead from channel and test if it has been closed</text:p>
      <text:p text:style-name="P40">// <text:span text:style-name="T24">I</text:span>f ok is false, channel has been closed</text:p>
      <text:p text:style-name="P33">v, ok := &lt;-ch</text:p>
      <text:p text:style-name="P6"/>
      <text:p text:style-name="P36">// Read from channel until it is closed</text:p>
      <text:p text:style-name="P6"><text:span text:style-name="T13">for</text:span> i := <text:span text:style-name="T13">range</text:span> ch {</text:p>
      <text:p text:style-name="P6"><text:s text:c="4"/>fmt.Println(i)</text:p>
      <text:p text:style-name="P6">}</text:p>
      <text:p text:style-name="P6"/>
      <text:p text:style-name="P40">// select blocks on multiple channel operations.</text:p>
      <text:p text:style-name="P40">// <text:span text:style-name="T24">I</text:span>f one unblocks, the corresponding case is executed</text:p>
      <text:p text:style-name="P6"><text:span text:style-name="T13">func</text:span> doStuff(channelOut, channelIn chan int) {</text:p>
      <text:p text:style-name="P6"><text:s text:c="4"/><text:span text:style-name="T13">select</text:span> {</text:p>
      <text:p text:style-name="P6"><text:s text:c="4"/><text:span text:style-name="T13">case</text:span> channelOut &lt;- 42:</text:p>
      <text:p text:style-name="P6"><text:s text:c="8"/>fmt.Println(<text:span text:style-name="T25">"We could write to channelOut!"</text:span>)</text:p>
      <text:p text:style-name="P6"><text:s text:c="4"/><text:span text:style-name="T13">case</text:span> x := &lt;- channelIn:</text:p>
      <text:p text:style-name="P6"><text:s text:c="8"/>fmt.Println(<text:span text:style-name="T25">"We could read from channelIn"</text:span>)</text:p>
      <text:p text:style-name="P6"><text:s text:c="4"/><text:span text:style-name="T13">case</text:span> &lt;-time.After(time.Second * 1):</text:p>
      <text:p text:style-name="P6"><text:s text:c="8"/>fmt.Println(<text:span text:style-name="T25">"timeout"</text:span>)</text:p>
      <text:p text:style-name="P6"><text:s text:c="4"/>}</text:p>
      <text:p text:style-name="P11">}</text:p>
      <text:h text:style-name="P12" text:outline-level="3"><text:bookmark text:name="user-content-channel-axioms"/>Channel Axioms</text:h>
      <text:p text:style-name="P41"><text:s text:c="7"/>// <text:span text:style-name="T31">I. A send to a nil channel blocks forever</text:span></text:p>
      <text:list xml:id="list2580384050970692742" text:style-name="L3">
        <text:list-header>
          <text:p text:style-name="P32"><text:span text:style-name="T13">var</text:span> c chan string</text:p>
          <text:p text:style-name="P32">c &lt;- <text:span text:style-name="T25">"Hello, World!"</text:span></text:p>
          <text:p text:style-name="P46">// fatal error: all goroutines are asleep - deadlock!</text:p>
        </text:list-header>
      </text:list>
      <text:p text:style-name="P42"><text:s text:c="7"/>// <text:span text:style-name="T31">II. A receive from a nil channel blocks forever</text:span></text:p>
      <text:list xml:id="list112532291155006" text:continue-numbering="true" text:style-name="L3">
        <text:list-header>
          <text:p text:style-name="P32"><text:span text:style-name="T13">var</text:span> c chan string</text:p>
          <text:p text:style-name="P32">fmt.Println(&lt;-c)</text:p>
          <text:p text:style-name="P48">// fatal error: all goroutines are asleep - deadlock!</text:p>
        </text:list-header>
      </text:list>
      <text:p text:style-name="P42"><text:s text:c="7"/>// <text:span text:style-name="T31">III. A send to a closed channel panics</text:span></text:p>
      <text:list xml:id="list112532292181465" text:continue-numbering="true" text:style-name="L3">
        <text:list-header>
          <text:p text:style-name="P32"><text:span text:style-name="T13">var</text:span> c = make(chan string, 1)</text:p>
          <text:p text:style-name="P32">c &lt;- <text:span text:style-name="T25">"Hello, World!"</text:span></text:p>
          <text:p text:style-name="P32">close(c)</text:p>
        </text:list-header>
      </text:list>
      <text:h text:style-name="P28" text:outline-level="2"><text:span text:style-name="T2">Channels </text:span><text:span text:style-name="T3">(cont)</text:span></text:h>
      <text:list xml:id="list112532293180778" text:continue-numbering="true" text:style-name="L3">
        <text:list-header>
          <text:p text:style-name="P32">c &lt;- <text:span text:style-name="T25">"Hello, Panic!"</text:span></text:p>
          <text:p text:style-name="P46">// panic: send on closed channel</text:p>
        </text:list-header>
      </text:list>
      <text:p text:style-name="P42"><text:s text:c="7"/>// <text:span text:style-name="T31">IV. A receive from a close channel returns the zero value</text:span></text:p>
      <text:p text:style-name="P42"><text:span text:style-name="T31"><text:s text:c="7"/>// immediately</text:span></text:p>
      <text:list xml:id="list112532294152125" text:continue-numbering="true" text:style-name="L3">
        <text:list-header>
          <text:p text:style-name="P32"><text:span text:style-name="T13">var</text:span> c = <text:span text:style-name="T13">make</text:span>(chan int, 2)</text:p>
          <text:p text:style-name="P32">c &lt;- 1</text:p>
          <text:p text:style-name="P32">c &lt;- 2</text:p>
          <text:p text:style-name="P32">close(c)</text:p>
          <text:p text:style-name="P32"><text:span text:style-name="T13">for</text:span> i := 0; i &lt; 3; i++ {</text:p>
          <text:p text:style-name="P32"><text:s text:c="4"/>fmt.Printf(<text:span text:style-name="T25">"%d "</text:span>, &lt;-c) </text:p>
          <text:p text:style-name="P32">}</text:p>
          <text:p text:style-name="P47">// 1 2 0</text:p>
        </text:list-header>
      </text:list>
      <text:h text:style-name="P3" text:outline-level="1"><text:bookmark text:name="user-content-snippets"/>Snippets</text:h>
      <text:h text:style-name="P4" text:outline-level="2"><text:bookmark text:name="user-content-http-server"/>HTTP Server</text:h>
      <text:p text:style-name="P6"><text:span text:style-name="T13">package</text:span> main</text:p>
      <text:p text:style-name="P6"/>
      <text:p text:style-name="P6"><text:span text:style-name="T13">import</text:span> (</text:p>
      <text:p text:style-name="P6"><text:s text:c="4"/><text:span text:style-name="T25">"fmt"</text:span></text:p>
      <text:p text:style-name="P6"><text:s text:c="4"/><text:span text:style-name="T25">"net/http"</text:span></text:p>
      <text:p text:style-name="P6">)</text:p>
      <text:p text:style-name="P6"/>
      <text:p text:style-name="P36">// define a type for the response</text:p>
      <text:p text:style-name="P6"><text:span text:style-name="T13">type</text:span> Hello <text:span text:style-name="T13">struct</text:span>{}</text:p>
      <text:p text:style-name="P6"/>
      <text:p text:style-name="P40">// let that type implement the ServeHTTP method (defined in</text:p>
      <text:p text:style-name="P40">// interface http.Handler)</text:p>
      <text:p text:style-name="P6"><text:span text:style-name="T13">func</text:span> (h Hello) ServeHTTP(w http.ResponseWriter, r *http.Request) {</text:p>
      <text:p text:style-name="P6"><text:s text:c="4"/>fmt.Fprint(w, <text:span text:style-name="T25">"Hello!"</text:span>)</text:p>
      <text:p text:style-name="P6">}</text:p>
      <text:p text:style-name="P6"/>
      <text:p text:style-name="P6"><text:span text:style-name="T13">func</text:span> main() {</text:p>
      <text:p text:style-name="P6"><text:s text:c="4"/><text:span text:style-name="T13">var</text:span> h Hello</text:p>
      <text:p text:style-name="P6"><text:s text:c="4"/>http.ListenAndServe(<text:span text:style-name="T25">"localhost:4000"</text:span>, h)</text:p>
      <text:p text:style-name="P6">}</text:p>
      <text:p text:style-name="P6"/>
      <text:p text:style-name="P36">// Here's the method signature of http.ServeHTTP:</text:p>
      <text:p text:style-name="P36">// type Handler interface {</text:p>
      <text:p text:style-name="P36">// <text:s text:c="4"/>ServeHTTP(w http.ResponseWriter, r *http.Request)</text:p>
      <text:p text:style-name="P45">//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fo:border="0.26pt solid #000000" fo:padding="0.0201in" style:shadow="none" style:writing-mode="lr-tb" style:footnote-max-height="0in">
        <style:columns fo:column-count="2" fo:column-gap="0.5in">
          <style:column-sep style:width="0.0035in" style:color="#000000" style:height="100%" style:style="solid"/>
          <style:column style:rel-width="7185*" fo:start-indent="0in" fo:end-indent="0.25in"/>
          <style:column style:rel-width="7186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1:15:13.969000000</meta:creation-date>
    <dc:date>2015-09-06T11:25:32.106000000</dc:date>
    <meta:editing-duration>PT1H46M45S</meta:editing-duration>
    <meta:editing-cycles>20</meta:editing-cycles>
    <meta:generator>LibreOffice/4.3.5.2$Windows_x86 LibreOffice_project/3a87456aaa6a95c63eea1c1b3201acedf0751bd5</meta:generator>
    <meta:document-statistic meta:table-count="4" meta:image-count="0" meta:object-count="0" meta:page-count="6" meta:paragraph-count="476" meta:word-count="2241" meta:character-count="12840" meta:non-whitespace-character-count="10206"/>
  </office:meta>
</office:document-meta>
</file>